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74d81" officeooo:paragraph-rsid="00074d81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074d81" officeooo:paragraph-rsid="00074d81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fo:font-weight="bold" officeooo:rsid="00074d81" officeooo:paragraph-rsid="00074d81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074d81" officeooo:paragraph-rsid="00074d81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4d81" officeooo:paragraph-rsid="000ac23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ded01" officeooo:paragraph-rsid="000ded0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4d81" officeooo:paragraph-rsid="000ac235" style:font-size-asian="10.5pt" style:font-weight-asian="normal" style:font-size-complex="12pt" style:font-weight-complex="normal"/>
    </style:style>
    <style:style style:name="T1" style:family="text">
      <style:text-properties officeooo:rsid="0008a39d"/>
    </style:style>
    <style:style style:name="T2" style:family="text">
      <style:text-properties officeooo:rsid="0009067e"/>
    </style:style>
    <style:style style:name="T3" style:family="text">
      <style:text-properties officeooo:rsid="000ac235"/>
    </style:style>
    <style:style style:name="T4" style:family="text">
      <style:text-properties officeooo:rsid="000c4460"/>
    </style:style>
    <style:style style:name="T5" style:family="text">
      <style:text-properties officeooo:rsid="001054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ttura barcode in OpenCL e Python</text:p>
      <text:p text:style-name="P1">Progetto di Programmazione Parallela su GPGPU</text:p>
      <text:p text:style-name="P3">Studente Spampinato Marco, Università di Catania</text:p>
      <text:p text:style-name="P4">Prefazione</text:p>
      <text:p text:style-name="P6">Il codice a barre è uno strumento molto flessibile e uno dei più importanti per ogni attività commerciale, <text:span text:style-name="T5">esso permette la codifica di una informazione, quale il codice di un prodotto o l’identificativo di una spedizione, in un formato compatto, stampabile e rapidamente fruibile da un calcolatore. </text:span></text:p>
      <text:p text:style-name="P5">Per interesse accademico e professionale <text:span text:style-name="T1">dunque</text:span>, ho proposto e prodotto un programma che preso in input una immagine, <text:span text:style-name="T1">restituisce i codici a barre in essa presenti. </text:span></text:p>
      <text:p text:style-name="P5"><text:span text:style-name="T2">Il contesto in cui questo programma è pensato è quello di una applicazione </text:span><text:span text:style-name="T3">per </text:span><text:span text:style-name="T2">smartphone: </text:span><text:span text:style-name="T3">l’applicazione </text:span><text:span text:style-name="T5">cattura e mostra su schermo immagini dalla fotocamera</text:span><text:span text:style-name="T3">, un rettangolo al centro indica all’utente </text:span><text:span text:style-name="T4">posizionare il barcode all’interno </text:span><text:span text:style-name="T5">di esso</text:span><text:span text:style-name="T3">, il programma legge e decodifica il contenuto; si è scelto per l’esame di emulare questa funzionalità manualmente, ritagliando la zona con un programma di grafica.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4T17:12:08.885891831</meta:creation-date>
    <dc:date>2021-07-15T10:08:48.290165809</dc:date>
    <meta:editing-duration>PT34M55S</meta:editing-duration>
    <meta:editing-cycles>4</meta:editing-cycles>
    <meta:generator>LibreOffice/7.1.4.2$Linux_X86_64 LibreOffice_project/10$Build-2</meta:generator>
    <meta:document-statistic meta:table-count="0" meta:image-count="0" meta:object-count="0" meta:page-count="1" meta:paragraph-count="7" meta:word-count="153" meta:character-count="1011" meta:non-whitespace-character-count="863"/>
  </office:meta>
</office:document-meta>
</file>